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asy Level (Combinational Logic)</text:p>
      <text:p text:style-name="P1"/>
      <text:p text:style-name="P2">Problem: 4-bit Binary to 7-Segment Display Decoder</text:p>
      <text:p text:style-name="P2"/>
      <text:p text:style-name="Standard"><text:s text:c="4"/>Scenario: Convert a 4-bit binary input (0–9) to drive a 7-segment display (common in digital clocks, calculators).</text:p>
      <text:p text:style-name="Standard"/>
      <text:p text:style-name="Standard"><text:s text:c="4"/>Why Easy?</text:p>
      <text:p text:style-name="Standard"/>
      <text:p text:style-name="Standard"><text:s text:c="8"/>Pure combinational logic (no clock/FSM).</text:p>
      <text:p text:style-name="Standard"/>
      <text:p text:style-name="P1">2. Medium Level (Sequential Logic + FSM)</text:p>
      <text:p text:style-name="P1"/>
      <text:p text:style-name="P2">Problem: Traffic Light Controller</text:p>
      <text:p text:style-name="Standard"/>
      <text:p text:style-name="Standard"><text:s text:c="4"/>Scenario: Design a controller for a 2-way intersection (North-South vs East-West) with timed states:</text:p>
      <text:p text:style-name="Standard"/>
      <text:p text:style-name="Standard"><text:s text:c="8"/>Green (20 cycles) → Yellow (5 cycles) → Red (5 cycles).</text:p>
      <text:p text:style-name="Standard"/>
      <text:p text:style-name="Standard"><text:s text:c="4"/>Why Medium?</text:p>
      <text:p text:style-name="Standard"/>
      <text:p text:style-name="Standard"><text:s text:c="8"/>Requires a timer (counter) + FSM (state transitions).</text:p>
      <text:p text:style-name="Standard"/>
      <text:p text:style-name="Standard"><text:s text:c="8"/>Outputs depend on current state and time elapsed.</text:p>
      <text:p text:style-name="Standard"/>
      <text:p text:style-name="P1">3. Hard Level (Complex FSM + Memory)</text:p>
      <text:p text:style-name="Standard"/>
      <text:p text:style-name="P2">Problem: UART (Serial Communication) Receiver</text:p>
      <text:p text:style-name="Standard"/>
      <text:p text:style-name="Standard"><text:s text:c="4"/>Scenario: Design a UART RX module to decode 8-bit serial data (start bit, 8 data bits, stop bit) at a given baud rate (e.g., 9600).</text:p>
      <text:p text:style-name="Standard"/>
      <text:p text:style-name="Standard"><text:s text:c="4"/>Why Hard?</text:p>
      <text:p text:style-name="Standard"/>
      <text:p text:style-name="Standard"><text:s text:c="8"/>Requires baud rate clock synchronization.</text:p>
      <text:p text:style-name="Standard"/>
      <text:p text:style-name="Standard"><text:s text:c="8"/>FSM for start bit detection, data sampling, and parity checking.</text:p>
      <text:p text:style-name="Standard"/>
      <text:p text:style-name="Standard"><text:s text:c="8"/>Shift registers to assemble by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10:39:25.717147102</meta:creation-date>
    <dc:date>2025-08-03T10:40:17.551438924</dc:date>
    <meta:editing-duration>PT52S</meta:editing-duration>
    <meta:editing-cycles>1</meta:editing-cycles>
    <meta:document-statistic meta:table-count="0" meta:image-count="0" meta:object-count="0" meta:page-count="1" meta:paragraph-count="19" meta:word-count="150" meta:character-count="1029" meta:non-whitespace-character-count="819"/>
    <meta:generator>LibreOffice/7.3.7.2$Linux_X86_64 LibreOffice_project/30$Build-2</meta:generator>
  </office:meta>
</office:document-meta>
</file>